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6e7cab" officeooo:paragraph-rsid="00198478" style:font-style-asian="normal" style:font-style-complex="normal"/>
    </style:style>
    <style:style style:name="P2" style:family="paragraph" style:parent-style-name="Standard">
      <style:text-properties fo:font-style="normal" officeooo:rsid="006a8ef4" officeooo:paragraph-rsid="00198478" style:font-style-asian="normal" style:font-style-complex="normal"/>
    </style:style>
    <style:style style:name="P3" style:family="paragraph" style:parent-style-name="Standard">
      <style:text-properties fo:font-style="normal" officeooo:rsid="006ae599" officeooo:paragraph-rsid="00198478" style:font-style-asian="normal" style:font-style-complex="normal"/>
    </style:style>
    <style:style style:name="P4" style:family="paragraph" style:parent-style-name="Standard">
      <style:text-properties fo:font-style="normal" officeooo:rsid="00514e54" officeooo:paragraph-rsid="00198478" style:font-style-asian="normal" style:font-style-complex="normal"/>
    </style:style>
    <style:style style:name="P5" style:family="paragraph" style:parent-style-name="Standard">
      <style:text-properties fo:font-style="normal" officeooo:rsid="006be6f1" officeooo:paragraph-rsid="00198478" style:font-style-asian="normal" style:font-style-complex="normal"/>
    </style:style>
    <style:style style:name="P6" style:family="paragraph" style:parent-style-name="Standard">
      <style:text-properties fo:font-style="normal" officeooo:rsid="006ca858" officeooo:paragraph-rsid="00198478" style:font-style-asian="normal" style:font-style-complex="normal"/>
    </style:style>
    <style:style style:name="P7" style:family="paragraph" style:parent-style-name="Standard">
      <style:text-properties fo:font-style="normal" officeooo:rsid="006ce295" officeooo:paragraph-rsid="00198478" style:font-style-asian="normal" style:font-style-complex="normal"/>
    </style:style>
    <style:style style:name="P8" style:family="paragraph" style:parent-style-name="Standard">
      <style:text-properties fo:font-style="normal" officeooo:rsid="006d77ea" officeooo:paragraph-rsid="00198478" style:font-style-asian="normal" style:font-style-complex="normal"/>
    </style:style>
    <style:style style:name="P9" style:family="paragraph" style:parent-style-name="Standard">
      <style:text-properties style:font-name="Liberation Serif" fo:font-style="italic" officeooo:rsid="006a8ef4" officeooo:paragraph-rsid="00198478" style:font-style-asian="italic" style:font-style-complex="italic"/>
    </style:style>
    <style:style style:name="P10" style:family="paragraph" style:parent-style-name="Standard">
      <style:text-properties fo:font-style="italic" officeooo:rsid="006ce295" officeooo:paragraph-rsid="00198478" style:font-style-asian="italic" style:font-style-complex="italic"/>
    </style:style>
    <style:style style:name="P11" style:family="paragraph" style:parent-style-name="Standard">
      <style:text-properties fo:font-style="italic" officeooo:paragraph-rsid="00198478"/>
    </style:style>
    <style:style style:name="P12" style:family="paragraph" style:parent-style-name="Standard">
      <style:text-properties officeooo:paragraph-rsid="00198478"/>
    </style:style>
    <style:style style:name="P13" style:family="paragraph" style:parent-style-name="Heading_20_2">
      <style:paragraph-properties fo:text-align="center" style:justify-single-word="false"/>
      <style:text-properties fo:font-style="normal" officeooo:rsid="006a8ef4" officeooo:paragraph-rsid="00198478" style:font-style-asian="normal" style:font-style-complex="normal"/>
    </style:style>
    <style:style style:name="T1" style:family="text">
      <style:text-properties officeooo:rsid="006d77ea"/>
    </style:style>
    <style:style style:name="T2" style:family="text">
      <style:text-properties officeooo:rsid="01b97dd4"/>
    </style:style>
    <style:style style:name="T3" style:family="text">
      <style:text-properties officeooo:rsid="0143f2be"/>
    </style:style>
    <style:style style:name="T4" style:family="text">
      <style:text-properties officeooo:rsid="006ae599"/>
    </style:style>
    <style:style style:name="T5" style:family="text">
      <style:text-properties officeooo:rsid="01badfcd"/>
    </style:style>
    <style:style style:name="T6" style:family="text">
      <style:text-properties officeooo:rsid="0145470e"/>
    </style:style>
    <style:style style:name="T7" style:family="text">
      <style:text-properties officeooo:rsid="0356f68a"/>
    </style:style>
    <style:style style:name="T8" style:family="text">
      <style:text-properties officeooo:rsid="03573317"/>
    </style:style>
    <style:style style:name="T9" style:family="text">
      <style:text-properties officeooo:rsid="01bbda7a"/>
    </style:style>
    <style:style style:name="T10" style:family="text">
      <style:text-properties officeooo:rsid="0080c7f5"/>
    </style:style>
    <style:style style:name="T11" style:family="text">
      <style:text-properties fo:font-style="italic"/>
    </style:style>
    <style:style style:name="T12" style:family="text">
      <style:text-properties fo:font-style="italic" officeooo:rsid="006ca858" style:font-style-asian="normal" style:font-style-complex="normal"/>
    </style:style>
    <style:style style:name="T13" style:family="text">
      <style:text-properties fo:font-style="normal" officeooo:rsid="006ca858" style:font-style-asian="normal" style:font-style-complex="normal"/>
    </style:style>
    <style:style style:name="T14" style:family="text">
      <style:text-properties officeooo:rsid="01bbf1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2">Поэтому вторую ночь мы провели в большой обустроенной хате <text:span text:style-name="T2">в</text:span> зажиточн<text:span text:style-name="T2">ой части Борзны</text:span>.</text:p>
      <text:p text:style-name="P2">Лун<text:span text:style-name="T2">а </text:span>не <text:span text:style-name="T2">подглядывала</text:span>, <text:span text:style-name="T2">лишь</text:span> неяркий <text:span text:style-name="T2">от</text:span>свет <text:span text:style-name="T2">её </text:span><text:s/><text:span text:style-name="T2">пробивался к нам </text:span>через стеклянную дверь смежной веранды. Сетка кровати чересчур проваливалась и <text:span text:style-name="T2">тарахтела</text:span>; пришлось сбросить матрас на крашенные доски пола. </text:p>
      <text:p text:style-name="P2">Вобщем, тоже ничего, хот<text:span text:style-name="T2">я</text:span> <text:span text:style-name="T2">не то, что в хате</text:span>.</text:p>
      <text:p text:style-name="P2">В Нежин нас отвёз армянин. По пути я почему-то думал про негритёнка Толика, вслед которому тюкают и крестятся борзнянские старухи.</text:p>
      <text:p text:style-name="P2">Каково это — видеть, что ты не такой как все?</text:p>
      <text:p text:style-name="P9"/>
      <text:p text:style-name="P9"><text:span text:style-name="T3">(...д</text:span>ед Пушкина тоже был чистопородный эфиоп, но тот хоть в детстве <text:span text:style-name="T2">успел </text:span>пообща<text:span text:style-name="T2">ть</text:span>ся с нормальными людьми...<text:span text:style-name="T3">)</text:span></text:p>
      <text:p text:style-name="P9"/>
      <text:p text:style-name="P2">Когда мы вышли из «жигулей» возле общаги, армянин отозвал меня спросить адрес красотки с театральными замашками. Она тут учится в каком-то техникуме. </text:p>
      <text:p text:style-name="P2">Я не знал и знать не хотел.</text:p>
      <text:p text:style-name="P2">Мы с Ирой поднялись в комнату и после получасовой качки на более упругой сетке, она сказала, что ощутила нечто такое, чего с <text:s/>ней раньше не случалось.</text:p>
      <text:p text:style-name="P2">Ну, спасибочки! </text:p>
      <text:p text:style-name="P2">Выходит я не зря пыхтел эти полтора года. </text:p>
      <text:p text:style-name="P2">Или ей просто стало жалко меня?</text:p>
      <text:p text:style-name="P2"/>
      <text:p text:style-name="P2">Как уже говорилось, в феврале я на полторы недели попал в больницу из-за своей принципиальности. </text:p>
      <text:p text:style-name="P2">После недели лечения меня нашла там моя сестра Наташа.</text:p>
      <text:p text:style-name="P2">В Конотопе на улице Декабристов телефон <text:span text:style-name="T4">имелся у соседей</text:span> за четыре хаты от родителей, <text:span text:style-name="T4">но я не знал его номера, а если бы и знал, то вряд ли б догадался позвонить. </text:span></text:p>
      <text:p text:style-name="P3">Полторы недели — не два года.</text:p>
      <text:p text:style-name="P3">Я вышел из палаты к Наташе и в конце коридора мы спустились на один марш по лестнице ведущей в подвал. Она достала свои сигареты с фильтром, а я забил в папиросу косяк и мы смешали дымы.</text:p>
      <text:p text:style-name="P3">- Ну, а ещё ты как вообще?- спросила сестра, когда я рассказал про оборзевшую Пилюлю.</text:p>
      <text:p text:style-name="P3">- А ещё у меня есть Ира,- сказал я и <text:span text:style-name="T5">принялся</text:span> доказывать сестре, что Ира <text:span text:style-name="T5">совсем </text:span>не такая как все.</text:p>
      <text:p text:style-name="P3">- Ну-ну,- неопределённо ответила Наташа.</text:p>
      <text:p text:style-name="P3">При выписке я вдруг почувствовал, что отдал слишком много сил борьбе за правое дело. </text:p>
      <text:p text:style-name="P3"><text:span text:style-name="T6">П</text:span>о пути в общагу <text:span text:style-name="T6">пришлось</text:span> даже распусти<text:span text:style-name="T6">ть</text:span> уши <text:span text:style-name="T5">моей</text:span> кроличьей шапки-ушанки.</text:p>
      <text:p text:style-name="P3">Так <text:s/>я не делал даже в жуткий мороз, <text:span text:style-name="T5">когда только</text:span> лишь потирал свои уши о поднятый воротник кожуха и требовал от продавщицы привокзального киоска продать мне бутылку отмороженного пива и, несмотря на её увещевания, пил его мелкими глотками, а на горлышке намерзало колечко льда.</text:p>
      <text:p text:style-name="P3">А теперь? </text:p>
      <text:p text:style-name="P3">Ничто не губит нам здоровье хуже больницы.</text:p>
      <text:p text:style-name="P3"/>
      <text:p text:style-name="P4">Пришла весна и ко мне подошёл Витёк с музпеда, с древне-римскими завитками коротких светлых волос на голове. </text:p>
      <text:p text:style-name="P4">Тот самый, кому на первом курсе я давал гитару, а <text:s/>он <text:s/><text:span text:style-name="T5">ответно </text:span>дал мне ключ от комнаты на пятом этаже. </text:p>
      <text:p text:style-name="P4">Теперь <text:span text:style-name="T5">он подошёл с </text:span>просьб<text:span text:style-name="T5">ой</text:span> за своего приятеля Володю.</text:p>
      <text:p text:style-name="P4">Но почему тот сам не <text:span text:style-name="T7">поговорит</text:span>? Ведь мы с ним участвовали в <text:s/>КВН <text:span text:style-name="T5">за </text:span>сборн<text:span text:style-name="T5">ую</text:span> музпеда с англофаком и заняли почётное третье место из трёх.</text:p>
      <text:p text:style-name="P4"><text:soft-page-break/>Ну, он, типа, <text:span text:style-name="T5">стесняется. </text:span>Вобщем, у него жена забеременела <text:span text:style-name="T5">и </text:span><text:s/>для аборта <text:span text:style-name="T5">он должен</text:span> сдать кровь, а у него ещё курс лечения не закончился. Три пера, понимаешь? </text:p>
      <text:p text:style-name="P4">А чё тут непонятного? Конечно, схожу сдам за него. </text:p>
      <text:p text:style-name="P4">Они ж ведь ключ мне дали для нашей с Надькой любви. </text:p>
      <text:p text:style-name="P4">Подумаешь — стакан крови. Весной мне такого добра не жалко. </text:p>
      <text:p text:style-name="P4">Надька <text:span text:style-name="T5">и не </text:span>такого стóила.</text:p>
      <text:p text:style-name="P3"/>
      <text:p text:style-name="P5">Мужской туалет на третьем этаже общаги, помимо прямого своего назначения, заставлял студенческую массу очнуться от аморфной спячки.</text:p>
      <text:p text:style-name="P5">Масса расклеивающая листовки, не такая уж и аморфная масса.</text:p>
      <text:p text:style-name="P6">Не думаю, что это делал кто-то один, просто это вошло в моду.</text:p>
      <text:p text:style-name="P6">Однако, <text:span text:style-name="T8">органам</text:span>, при всех <text:span text:style-name="T8">их</text:span> сексотах, тут поживиться было нечем — в сортире клеили заголовки <text:span text:style-name="T8">статей,</text:span> вырезанные из центральной прессы.</text:p>
      <text:p text:style-name="P6">Вместе с тем, оказавшись на внутренней стороне двери <text:span text:style-name="T9">в </text:span>кабинк<text:span text:style-name="T9">у</text:span> с унитазом, эти заголовки приобретали вдруг некий подспудный смысл и заставляли взглянуть на <text:span text:style-name="T10">них</text:span> под иным углом, не предусмотренным редакцией печатного органа.</text:p>
      <text:p text:style-name="P6">Сидя на корточках на краю унитаза, по другому воспринимаешь вполне обыденные:</text:p>
      <text:p text:style-name="P12"><text:span text:style-name="T12"><text:tab/><text:tab/><text:tab/>На заботу партии ответим делом</text:span><text:span text:style-name="T13"> </text:span></text:p>
      <text:p text:style-name="P11"><text:tab/><text:tab/><text:tab/>Каждым звеном цепь крепка </text:p>
      <text:p text:style-name="P11"><text:tab/><text:tab/><text:tab/>Все те же 45 минут </text:p>
      <text:p text:style-name="P12"><text:span text:style-name="T13"><text:tab/><text:tab/><text:tab/></text:span><text:span text:style-name="T11">Качество - прежде всего </text:span></text:p>
      <text:p text:style-name="P11"><text:tab/><text:tab/><text:tab/>По ускоренному графику</text:p>
      <text:p text:style-name="P11"><text:tab/><text:tab/><text:tab/>Никакой амнистии бракоделам!</text:p>
      <text:p text:style-name="P11"><text:tab/><text:tab/><text:tab/>Во имя мира и процветания</text:p>
      <text:p text:style-name="P11"/>
      <text:p text:style-name="P7">Туалетный юмор выплёскивался даже <text:span text:style-name="T9">и </text:span>на кафель стенки над писсуарами.</text:p>
      <text:p text:style-name="P7">Я, как обычно, проскочил мимо первого с заголовком:</text:p>
      <text:p text:style-name="P10"><text:tab/><text:tab/><text:tab/>Воды севера потекут на юг</text:p>
      <text:p text:style-name="P7">и тормознулся у второго с двумя заголовками:</text:p>
      <text:p text:style-name="P10"><text:tab/><text:tab/><text:tab/>Биатлон — спорт мужественных</text:p>
      <text:p text:style-name="P10"><text:tab/><text:tab/><text:tab/>Наша цель — коммунизм</text:p>
      <text:p text:style-name="P10"/>
      <text:p text:style-name="P7"><text:span text:style-name="T9">З</text:span>аканчивая мочеиспускание, <text:span text:style-name="T9">я </text:span>ощутил вдруг <text:span text:style-name="T9">странное</text:span> жжение, опустил взгляд и проследил как из прорези мочеточного канала лениво выползла непонятная мутная капля.</text:p>
      <text:p text:style-name="P8">Я похолодел. </text:p>
      <text:p text:style-name="P8">Неужто?.. Да, нет, не может быть!..</text:p>
      <text:p text:style-name="P8">Но факт остаётся фактом, что за три дня до этого, по дурацкому стечению обстоятельств, свет в комнатах вырубили в тот момент, когда в нашей не было никого кроме одной четверокурсницы, которую я <text:span text:style-name="T9">и </text:span>уложил на ближайшую койку. </text:p>
      <text:p text:style-name="P8">Чисто машинально. </text:p>
      <text:p text:style-name="P8">Рефлекс сработал.</text:p>
      <text:p text:style-name="P8">Она во мне никогда ничего не вызывала. Говорю же — стечение обстоятельств. </text:p>
      <text:p text:style-name="P8">И с ней я почувствовал не больше, чем партнёры Люси Манчини из «Крёстного отца» до того, <text:span text:style-name="T9">как её поправили </text:span>хирургическ<text:span text:style-name="T9">им</text:span> вмешательств<text:span text:style-name="T9">ом</text:span>. </text:p>
      <text:p text:style-name="P8">Типа, как в колокол.</text:p>
      <text:p text:style-name="P8"/>
      <text:p text:style-name="P8">Зуд и жжение не унимались. Всё полигамию пришлось отменить на неопределённый срок.</text:p>
      <text:p text:style-name="P8">Двойка посоветовал проконсультироваться у доктора Гриши. </text:p>
      <text:p text:style-name="P8">Тот понимающе покивал и сообщил, что в общаге уже отмечены несколько случаев заражения гонореей.</text:p>
      <text:p text:style-name="P8">В смысле триппер? </text:p>
      <text:p text:style-name="P8">Да. Симптомы очень похожи, но чтобы знать наверняка необходим лабораторный анализ <text:soft-page-break/>семени.</text:p>
      <text:p text:style-name="P8">Ни хрена себе! Но я же не умею, в жизни не дрочил. </text:p>
      <text:p text:style-name="P8">Гриша вызвался помочь.</text:p>
      <text:p text:style-name="P8">Мы заперлись в одной из комнат — он, я и Света, ну, на всякий, типа, на подхвате.</text:p>
      <text:p text:style-name="P8">Гриша достал из большого мягкого портфеля стеклянную пробирку с пробкой и дал её мне — <text:span text:style-name="T14">для сбора материала</text:span>.</text:p>
      <text:p text:style-name="P8">Я спустил до колен джинсы с трусами и сел на стул. </text:p>
      <text:p text:style-name="P8">Гриша опустился на койку напротив, Света рядом с ним.</text:p>
      <text:p text:style-name="P8">Он принялся гонять мою крайнюю плоть вверх-вниз. </text:p>
      <text:p text:style-name="P8">Мы <text:span text:style-name="T14">все трое</text:span> с напряжённым вниманием уставились на торчащий член, по которому металась кисть Гриши.</text:p>
      <text:p text:style-name="P8">Через пару минут Гриша начал взволнованно глотать слюну и объявил, что член слишком сух — нужно смочить.</text:p>
      <text:p text:style-name="P1">Меня порадовало присутствие Светы <text:span text:style-name="T1">— хоть какой-то сдерживающий фактор, </text:span>и я сказал, что ладно, ничего, я сам как-нибудь, только пробирку забер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48:43.132205478</meta:creation-date>
    <dc:date>2017-03-02T17:48:49.084062311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7" meta:word-count="956" meta:character-count="5947" meta:non-whitespace-character-count="4992"/>
    <meta:generator>LibreOffice/4.3.3.2$Linux_x86 LibreOffice_project/430m0$Build-2</meta:generator>
  </office:meta>
</office:document-meta>
</file>